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1E2E908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_32_">
      <style:graphic-properties draw:fill="gradient" draw:fill-gradient-name="FIWBANIS2" draw:textarea-horizontal-align="justify" draw:textarea-vertical-align="middle" draw:auto-grow-height="false"/>
    </style:style>
    <style:style style:name="gr2" style:family="graphic" style:parent-style-name="_32_">
      <style:graphic-properties draw:textarea-horizontal-align="justify" draw:textarea-vertical-align="middle" draw:auto-grow-height="false"/>
    </style:style>
    <style:style style:name="gr3" style:family="graphic" style:parent-style-name="_33_">
      <style:graphic-properties draw:fill="gradient" draw:fill-gradient-name="Gradient_20_38"/>
    </style:style>
    <style:style style:name="gr4" style:family="graphic" style:parent-style-name="_33_">
      <style:graphic-properties draw:fill="gradient" draw:fill-color="#00ae00" draw:fill-gradient-name="Gradient_20_15"/>
    </style:style>
    <style:style style:name="gr5" style:family="graphic" style:parent-style-name="_33_">
      <style:graphic-properties draw:fill="gradient" draw:fill-gradient-name="Gradient_20_26" fo:padding-bottom="1cm"/>
    </style:style>
    <style:style style:name="gr6" style:family="graphic" style:parent-style-name="_31_">
      <style:graphic-properties draw:fill="gradient" draw:fill-gradient-name="Rad_20_Rouge_2f_Blanc"/>
    </style:style>
    <style:style style:name="gr7" style:family="graphic" style:parent-style-name="_31_">
      <style:graphic-properties draw:fill="gradient" draw:fill-gradient-name="Rad_20_Bleu_2f_Blanc"/>
    </style:style>
    <style:style style:name="gr8" style:family="graphic" style:parent-style-name="_31_">
      <style:graphic-properties draw:fill="gradient" draw:fill-gradient-name="Rad_20_Vert_2f_Blanc"/>
    </style:style>
    <style:style style:name="gr9" style:family="graphic" style:parent-style-name="_31_">
      <style:graphic-properties draw:fill="gradient" draw:fill-gradient-name="Rad_20_Jaune_2f_Blanc"/>
    </style:style>
    <style:style style:name="gr10" style:family="graphic" style:parent-style-name="_33_">
      <style:graphic-properties draw:fill="gradient" draw:fill-gradient-name="Gradient_20_40"/>
    </style:style>
    <style:style style:name="gr11" style:family="graphic" style:parent-style-name="_33_">
      <style:graphic-properties draw:fill="gradient" draw:fill-gradient-name="Rad_20_Rouge_2f_Jaune"/>
    </style:style>
    <style:style style:name="gr12" style:family="graphic" style:parent-style-name="_33_">
      <style:graphic-properties draw:fill="gradient" draw:fill-gradient-name="Gradient_20_42"/>
    </style:style>
    <style:style style:name="gr13" style:family="graphic" style:parent-style-name="_33_">
      <style:graphic-properties draw:fill="gradient" draw:fill-color="#280099" draw:fill-gradient-name="Spé_20_2"/>
    </style:style>
    <style:style style:name="gr14" style:family="graphic" style:parent-style-name="_33_">
      <style:graphic-properties draw:fill="gradient" draw:fill-color="#280099" draw:fill-gradient-name="Spé_20_6"/>
    </style:style>
    <style:style style:name="gr15" style:family="graphic" style:parent-style-name="_33_">
      <style:graphic-properties draw:fill="gradient" draw:fill-color="#280099" draw:fill-gradient-name="Spé_20_3"/>
    </style:style>
    <style:style style:name="gr16" style:family="graphic" style:parent-style-name="_33_">
      <style:graphic-properties draw:fill="gradient" draw:fill-color="#00ae00" draw:fill-gradient-name="Gradient_20_20"/>
    </style:style>
    <style:style style:name="gr17" style:family="graphic" style:parent-style-name="_33_">
      <style:graphic-properties draw:fill="gradient" draw:fill-color="#280099" draw:fill-gradient-name="Gradient_20_17"/>
    </style:style>
    <style:style style:name="gr18" style:family="graphic" style:parent-style-name="_33_">
      <style:graphic-properties draw:fill="gradient" draw:fill-color="#280099" draw:fill-gradient-name="Spé_20_4"/>
    </style:style>
    <style:style style:name="gr19" style:family="graphic" style:parent-style-name="_33_">
      <style:graphic-properties draw:fill="gradient" draw:fill-color="#280099" draw:fill-gradient-name="Spé_20_5"/>
    </style:style>
    <style:style style:name="gr20" style:family="graphic" style:parent-style-name="_33_">
      <style:graphic-properties draw:fill="gradient" draw:fill-gradient-name="Gradient_20_27" fo:padding-bottom="1cm"/>
    </style:style>
    <style:style style:name="gr21" style:family="graphic" style:parent-style-name="_33_">
      <style:graphic-properties draw:fill="gradient" draw:fill-gradient-name="Gradient_20_28" fo:padding-bottom="1cm"/>
    </style:style>
    <style:style style:name="gr22" style:family="graphic" style:parent-style-name="_33_">
      <style:graphic-properties draw:fill="gradient" draw:fill-gradient-name="Gradient_20_30" fo:padding-bottom="1cm"/>
    </style:style>
    <style:style style:name="gr23" style:family="graphic" style:parent-style-name="_33_">
      <style:graphic-properties draw:fill="gradient" draw:fill-gradient-name="Gradient_20_32" fo:padding-bottom="1cm"/>
    </style:style>
    <style:style style:name="gr24" style:family="graphic" style:parent-style-name="_33_">
      <style:graphic-properties draw:fill="gradient" draw:fill-gradient-name="Gradient_20_33" fo:padding-bottom="1cm"/>
    </style:style>
    <style:style style:name="gr25" style:family="graphic" style:parent-style-name="_33_">
      <style:graphic-properties draw:fill="gradient" draw:fill-gradient-name="Gradient_20_34" fo:padding-bottom="1cm"/>
    </style:style>
    <style:style style:name="gr26" style:family="graphic" style:parent-style-name="_33_">
      <style:graphic-properties draw:fill="gradient" draw:fill-gradient-name="Gradient_20_29" fo:padding-bottom="1cm"/>
    </style:style>
    <style:style style:name="gr27" style:family="graphic" style:parent-style-name="_32_">
      <style:graphic-properties draw:textarea-horizontal-align="justify" draw:textarea-vertical-align="middle" draw:auto-grow-height="false" fo:min-height="0cm" fo:min-width="0cm"/>
    </style:style>
    <style:style style:name="gr28" style:family="graphic" style:parent-style-name="_33_">
      <style:graphic-properties draw:fill="gradient" draw:fill-gradient-name="Gradient_20_35"/>
    </style:style>
    <style:style style:name="gr29" style:family="graphic" style:parent-style-name="_33_">
      <style:graphic-properties draw:fill="gradient" draw:fill-gradient-name="Degradé_20_8"/>
    </style:style>
    <style:style style:name="gr30" style:family="graphic" style:parent-style-name="_33_">
      <style:graphic-properties draw:fill="gradient" draw:fill-gradient-name="Gradient_20_36"/>
    </style:style>
    <style:style style:name="gr31" style:family="graphic" style:parent-style-name="_33_">
      <style:graphic-properties draw:fill="gradient" draw:fill-gradient-name="Rad_20_Noir_2f_Blanc"/>
    </style:style>
    <style:style style:name="gr32" style:family="graphic" style:parent-style-name="_33_">
      <style:graphic-properties draw:fill="gradient" draw:fill-gradient-name="Gradient_20_43"/>
    </style:style>
    <style:style style:name="gr33" style:family="graphic" style:parent-style-name="_33_">
      <style:graphic-properties draw:fill="gradient" draw:fill-gradient-name="Gradient_20_44"/>
    </style:style>
    <style:style style:name="gr34" style:family="graphic" style:parent-style-name="_33_">
      <style:graphic-properties draw:fill="gradient" draw:fill-gradient-name="Gradient_20_45"/>
    </style:style>
    <style:style style:name="gr35" style:family="graphic" style:parent-style-name="_33_">
      <style:graphic-properties draw:fill="gradient" draw:fill-gradient-name="Gradient_20_46"/>
    </style:style>
    <style:style style:name="gr36" style:family="graphic" style:parent-style-name="_33_">
      <style:graphic-properties draw:fill="gradient" draw:fill-gradient-name="Gradient_20_49"/>
    </style:style>
    <style:style style:name="gr37" style:family="graphic" style:parent-style-name="_33_">
      <style:graphic-properties draw:fill="gradient" draw:fill-gradient-name="Gradient_20_48"/>
    </style:style>
    <style:style style:name="gr38" style:family="graphic" style:parent-style-name="_33_">
      <style:graphic-properties draw:fill="gradient" draw:fill-gradient-name="Gradient_20_50"/>
    </style:style>
    <style:style style:name="gr39" style:family="graphic" style:parent-style-name="_33_">
      <style:graphic-properties draw:fill="gradient" draw:fill-gradient-name="Gradient_20_51"/>
    </style:style>
    <style:style style:name="gr40" style:family="graphic" style:parent-style-name="_33_">
      <style:graphic-properties draw:fill="gradient" draw:fill-gradient-name="Gradient_20_57"/>
    </style:style>
    <style:style style:name="gr41" style:family="graphic" style:parent-style-name="_33_">
      <style:graphic-properties draw:fill="gradient" draw:fill-gradient-name="Gradient_20_54"/>
    </style:style>
    <style:style style:name="gr42" style:family="graphic" style:parent-style-name="_33_">
      <style:graphic-properties draw:fill="gradient" draw:fill-gradient-name="Gradient_20_55"/>
    </style:style>
    <style:style style:name="gr43" style:family="graphic" style:parent-style-name="_33_">
      <style:graphic-properties draw:fill="gradient" draw:fill-gradient-name="Gradient_20_56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6cm" svg:height="1.6cm" svg:x="14.7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94cm" svg:height="1.795cm" svg:x="10.75cm" svg:y="5.03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5cm" svg:x="10.974cm" svg:y="5.262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5cm" svg:height="1.531cm" svg:x="1cm" svg:y="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layer="layout" svg:width="1.25cm" svg:height="1.041cm" svg:x="1.25cm" svg:y="1.25cm">
          <text:p>1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421cm" svg:height="1.421cm" svg:x="1cm" svg:y="24.5cm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layer="layout" svg:width="1.065cm" svg:height="1.065cm" svg:x="1.178cm" svg:y="24.678cm">
          <text:p>Art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draw:layer="layout" svg:width="1.6cm" svg:height="1.6cm" svg:x="14.75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4.95cm" svg:y="1.2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4.95cm" svg:y="3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4.95cm" svg:y="4.8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4.95cm" svg:y="6.6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94cm" svg:height="1.794cm" svg:x="10.75cm" svg:y="7.05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0.974cm" svg:y="7.28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2cm" svg:x="8.5cm" svg:y="12.2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layer="layout" svg:width="1.5cm" svg:height="1.5cm" svg:x="8.75cm" svg:y="12.5cm">
          <text:p>Explosion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2cm" svg:x="8.5cm" svg:y="14.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layer="layout" svg:width="1.5cm" svg:height="1.5cm" svg:x="8.75cm" svg:y="14.75cm">
          <text:p>Incubation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5cm" svg:height="1.531cm" svg:x="1cm" svg:y="2.71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layer="layout" svg:width="1.25cm" svg:height="1.041cm" svg:x="1.25cm" svg:y="2.969cm">
          <text:p>2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1cm" svg:y="4.46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layer="layout" svg:width="1.25cm" svg:height="1.041cm" svg:x="1.25cm" svg:y="4.719cm">
          <text:p>3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1cm" svg:y="6.21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layer="layout" svg:width="1.25cm" svg:height="1.041cm" svg:x="1.25cm" svg:y="6.469cm">
          <text:p>4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1cm" svg:y="7.96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layer="layout" svg:width="1.25cm" svg:height="1.041cm" svg:x="1.25cm" svg:y="8.219cm">
          <text:p>5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1cm" svg:y="9.71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layer="layout" svg:width="1.25cm" svg:height="1.041cm" svg:x="1.25cm" svg:y="9.969cm">
          <text:p>6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2.75cm" svg:y="1.96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3" draw:layer="layout" svg:width="1.25cm" svg:height="1.041cm" svg:x="3cm" svg:y="2.219cm">
          <text:p>1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2.75cm" svg:y="3.71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3" draw:layer="layout" svg:width="1.25cm" svg:height="1.041cm" svg:x="3cm" svg:y="3.969cm">
          <text:p>2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2.75cm" svg:y="5.46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3" draw:layer="layout" svg:width="1.25cm" svg:height="1.041cm" svg:x="3cm" svg:y="5.719cm">
          <text:p>3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2.75cm" svg:y="7.25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3" draw:layer="layout" svg:width="1.25cm" svg:height="1.041cm" svg:x="3cm" svg:y="7.5cm">
          <text:p>4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2.75cm" svg:y="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3" draw:layer="layout" svg:width="1.25cm" svg:height="1.041cm" svg:x="3cm" svg:y="9.25cm">
          <text:p>5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2.75cm" svg:y="10.75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3" draw:layer="layout" svg:width="1.25cm" svg:height="1.041cm" svg:x="3cm" svg:y="11cm">
          <text:p>6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4.5cm" svg:y="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4" draw:layer="layout" svg:width="1.25cm" svg:height="1.041cm" svg:x="4.75cm" svg:y="1.25cm">
          <text:p>1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4.5cm" svg:y="2.75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4" draw:layer="layout" svg:width="1.25cm" svg:height="1.041cm" svg:x="4.75cm" svg:y="3cm">
          <text:p>2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4.5cm" svg:y="4.5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4" draw:layer="layout" svg:width="1.25cm" svg:height="1.041cm" svg:x="4.75cm" svg:y="4.75cm">
          <text:p>3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4.5cm" svg:y="6.25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4" draw:layer="layout" svg:width="1.25cm" svg:height="1.041cm" svg:x="4.75cm" svg:y="6.5cm">
          <text:p>4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4.5cm" svg:y="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4" draw:layer="layout" svg:width="1.25cm" svg:height="1.041cm" svg:x="4.75cm" svg:y="8.25cm">
          <text:p>5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4.5cm" svg:y="9.75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4" draw:layer="layout" svg:width="1.25cm" svg:height="1.041cm" svg:x="4.75cm" svg:y="10cm">
          <text:p>6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6.25cm" svg:y="2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5" draw:layer="layout" svg:width="1.25cm" svg:height="1.041cm" svg:x="6.5cm" svg:y="2.25cm">
          <text:p>1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6.25cm" svg:y="3.75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5" draw:layer="layout" svg:width="1.25cm" svg:height="1.041cm" svg:x="6.5cm" svg:y="4cm">
          <text:p>2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6.25cm" svg:y="5.5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5" draw:layer="layout" svg:width="1.25cm" svg:height="1.041cm" svg:x="6.5cm" svg:y="5.75cm">
          <text:p>3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6.25cm" svg:y="7.28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5" draw:layer="layout" svg:width="1.25cm" svg:height="1.041cm" svg:x="6.5cm" svg:y="7.531cm">
          <text:p>4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6.25cm" svg:y="9.03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5" draw:layer="layout" svg:width="1.25cm" svg:height="1.041cm" svg:x="6.5cm" svg:y="9.281cm">
          <text:p>5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6.25cm" svg:y="10.78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5" draw:layer="layout" svg:width="1.25cm" svg:height="1.041cm" svg:x="6.5cm" svg:y="11.031cm">
          <text:p>6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1cm" svg:y="12.68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6" draw:layer="layout" svg:width="1.25cm" svg:height="1.041cm" svg:x="1.25cm" svg:y="12.938cm">
          <text:p>1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1cm" svg:y="14.40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6" draw:layer="layout" svg:width="1.25cm" svg:height="1.041cm" svg:x="1.25cm" svg:y="14.657cm">
          <text:p>2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1cm" svg:y="16.15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6" draw:layer="layout" svg:width="1.25cm" svg:height="1.041cm" svg:x="1.25cm" svg:y="16.407cm">
          <text:p>3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1cm" svg:y="17.90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6" draw:layer="layout" svg:width="1.25cm" svg:height="1.041cm" svg:x="1.25cm" svg:y="18.157cm">
          <text:p>4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1cm" svg:y="19.65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6" draw:layer="layout" svg:width="1.25cm" svg:height="1.041cm" svg:x="1.25cm" svg:y="19.907cm">
          <text:p>5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1cm" svg:y="21.40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6" draw:layer="layout" svg:width="1.25cm" svg:height="1.041cm" svg:x="1.25cm" svg:y="21.657cm">
          <text:p>6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2.75cm" svg:y="13.65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layer="layout" svg:width="1.25cm" svg:height="1.041cm" svg:x="3cm" svg:y="13.907cm">
          <text:p>1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2.75cm" svg:y="15.40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layer="layout" svg:width="1.25cm" svg:height="1.041cm" svg:x="3cm" svg:y="15.657cm">
          <text:p>2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2.75cm" svg:y="17.15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layer="layout" svg:width="1.25cm" svg:height="1.041cm" svg:x="3cm" svg:y="17.407cm">
          <text:p>3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2.75cm" svg:y="18.93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layer="layout" svg:width="1.25cm" svg:height="1.041cm" svg:x="3cm" svg:y="19.188cm">
          <text:p>4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2.75cm" svg:y="20.68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layer="layout" svg:width="1.25cm" svg:height="1.041cm" svg:x="3cm" svg:y="20.938cm">
          <text:p>5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2.75cm" svg:y="22.43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layer="layout" svg:width="1.25cm" svg:height="1.041cm" svg:x="3cm" svg:y="22.688cm">
          <text:p>6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4.5cm" svg:y="12.68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8" draw:layer="layout" svg:width="1.25cm" svg:height="1.041cm" svg:x="4.75cm" svg:y="12.938cm">
          <text:p>1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4.5cm" svg:y="14.43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8" draw:layer="layout" svg:width="1.25cm" svg:height="1.041cm" svg:x="4.75cm" svg:y="14.688cm">
          <text:p>2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4.5cm" svg:y="16.18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8" draw:layer="layout" svg:width="1.25cm" svg:height="1.041cm" svg:x="4.75cm" svg:y="16.438cm">
          <text:p>3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4.5cm" svg:y="17.93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8" draw:layer="layout" svg:width="1.25cm" svg:height="1.041cm" svg:x="4.75cm" svg:y="18.188cm">
          <text:p>4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4.5cm" svg:y="19.68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8" draw:layer="layout" svg:width="1.25cm" svg:height="1.041cm" svg:x="4.75cm" svg:y="19.938cm">
          <text:p>5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4.5cm" svg:y="21.43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8" draw:layer="layout" svg:width="1.25cm" svg:height="1.041cm" svg:x="4.75cm" svg:y="21.688cm">
          <text:p>6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6.25cm" svg:y="13.68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9" draw:layer="layout" svg:width="1.25cm" svg:height="1.041cm" svg:x="6.5cm" svg:y="13.938cm">
          <text:p>1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6.25cm" svg:y="15.43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9" draw:layer="layout" svg:width="1.25cm" svg:height="1.041cm" svg:x="6.5cm" svg:y="15.688cm">
          <text:p>2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6.25cm" svg:y="17.188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9" draw:layer="layout" svg:width="1.25cm" svg:height="1.041cm" svg:x="6.5cm" svg:y="17.438cm">
          <text:p>3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6.25cm" svg:y="18.96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9" draw:layer="layout" svg:width="1.25cm" svg:height="1.041cm" svg:x="6.5cm" svg:y="19.219cm">
          <text:p>4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6.25cm" svg:y="20.71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9" draw:layer="layout" svg:width="1.25cm" svg:height="1.041cm" svg:x="6.5cm" svg:y="20.969cm">
          <text:p>5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75cm" svg:height="1.531cm" svg:x="6.25cm" svg:y="22.46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9" draw:layer="layout" svg:width="1.25cm" svg:height="1.041cm" svg:x="6.5cm" svg:y="22.719cm">
          <text:p>6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1.421cm" svg:height="1.421cm" svg:x="2.776cm" svg:y="24.5cm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0" draw:layer="layout" svg:width="1.066cm" svg:height="1.065cm" svg:x="2.954cm" svg:y="24.678cm">
          <text:p>Art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draw:layer="layout" svg:width="1.421cm" svg:height="1.421cm" svg:x="4.553cm" svg:y="24.5cm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1" draw:layer="layout" svg:width="1.066cm" svg:height="1.065cm" svg:x="4.73cm" svg:y="24.678cm">
          <text:p>Art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draw:layer="layout" svg:width="1.421cm" svg:height="1.421cm" svg:x="1cm" svg:y="26.099cm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2" draw:layer="layout" svg:width="1.065cm" svg:height="1.066cm" svg:x="1.178cm" svg:y="26.276cm">
          <text:p>Art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draw:layer="layout" svg:width="1.421cm" svg:height="1.421cm" svg:x="2.776cm" svg:y="26.063cm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3" draw:layer="layout" svg:width="1.066cm" svg:height="1.066cm" svg:x="2.954cm" svg:y="26.241cm">
          <text:p>Art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draw:layer="layout" svg:width="1.421cm" svg:height="1.421cm" svg:x="4.553cm" svg:y="26.063cm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4" draw:layer="layout" svg:width="1.066cm" svg:height="1.066cm" svg:x="4.73cm" svg:y="26.241cm">
          <text:p>Art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draw:layer="layout" svg:width="1.421cm" svg:height="1.421cm" svg:x="6.329cm" svg:y="26.063cm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5" draw:layer="layout" svg:width="1.065cm" svg:height="1.066cm" svg:x="6.507cm" svg:y="26.241cm">
          <text:p>Art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draw:layer="layout" svg:width="1.421cm" svg:height="1.421cm" svg:x="6.329cm" svg:y="24.5cm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6" draw:layer="layout" svg:width="1.065cm" svg:height="1.065cm" svg:x="6.507cm" svg:y="24.678cm">
          <text:p>Art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7" draw:text-style-name="P1" draw:layer="layout" svg:width="2cm" svg:height="2cm" svg:x="8.5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layer="layout" svg:width="1.5cm" svg:height="1.5cm" svg:x="8.75cm" svg:y="1.25cm">
          <text:p>Butin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2cm" svg:height="2cm" svg:x="8.5cm" svg:y="3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layer="layout" svg:width="1.5cm" svg:height="1.5cm" svg:x="8.75cm" svg:y="3.5cm">
          <text:p>Butin 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2cm" svg:height="2cm" svg:x="8.5cm" svg:y="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layer="layout" svg:width="1.5cm" svg:height="1.5cm" svg:x="8.75cm" svg:y="5.75cm">
          <text:p>Butin 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2cm" svg:height="2cm" svg:x="8.5cm" svg:y="7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layer="layout" svg:width="1.5cm" svg:height="1.5cm" svg:x="8.75cm" svg:y="8cm">
          <text:p>Perso</text:p>
          <text:p>Obj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2cm" svg:height="2cm" svg:x="8.5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layer="layout" svg:width="1.5cm" svg:height="1.5cm" svg:x="8.75cm" svg:y="10.25cm">
          <text:p>Perso</text:p>
          <text:p>Obj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cm" svg:height="2cm" svg:x="8.5cm" svg:y="16.7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layer="layout" svg:width="1.5cm" svg:height="1.5cm" svg:x="8.75cm" svg:y="17cm">
          <text:p>Explosion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2cm" svg:x="8.5cm" svg:y="1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layer="layout" svg:width="1.5cm" svg:height="1.5cm" svg:x="8.75cm" svg:y="19.25cm">
          <text:p>Incubation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0.75cm" svg:y="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0.974cm" svg:y="1.224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0.75cm" svg:y="3.01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0.974cm" svg:y="3.243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0.75cm" svg:y="9.07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0.974cm" svg:y="9.299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5cm" svg:x="10.75cm" svg:y="11.09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0.974cm" svg:y="11.318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5cm" svg:x="10.75cm" svg:y="13.11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0.974cm" svg:y="13.336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0.75cm" svg:y="15.1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0.974cm" svg:y="15.355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0.75cm" svg:y="17.1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0.974cm" svg:y="17.374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5cm" svg:x="10.75cm" svg:y="19.16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5cm" svg:x="10.974cm" svg:y="19.393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0.75cm" svg:y="21.18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0.974cm" svg:y="21.411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0.75cm" svg:y="23.20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0.974cm" svg:y="23.43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2cm" svg:x="8.5cm" svg:y="21.2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layer="layout" svg:width="1.5cm" svg:height="1.5cm" svg:x="8.75cm" svg:y="21.5cm">
          <text:p>Explosion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2cm" svg:x="8.5cm" svg:y="23.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layer="layout" svg:width="1.5cm" svg:height="1.5cm" svg:x="8.75cm" svg:y="23.75cm">
          <text:p>Incubation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2cm" svg:x="8.5cm" svg:y="25.7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layer="layout" svg:width="1.5cm" svg:height="1.5cm" svg:x="8.75cm" svg:y="26cm">
          <text:p>Explosion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6cm" svg:height="1.6cm" svg:x="16.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6.7cm" svg:y="1.2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6.7cm" svg:y="3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6.7cm" svg:y="4.8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6.7cm" svg:y="6.6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8.2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8.45cm" svg:y="1.2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8.45cm" svg:y="3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8.45cm" svg:y="4.8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8.45cm" svg:y="6.6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94cm" svg:height="1.794cm" svg:x="10.75cm" svg:y="25.18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0.974cm" svg:y="25.411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5cm" svg:x="12.706cm" svg:y="5.05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5cm" svg:x="12.93cm" svg:y="5.281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2.706cm" svg:y="7.07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2.93cm" svg:y="7.299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2.706cm" svg:y="1.01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2.93cm" svg:y="1.243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2.706cm" svg:y="3.03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2.93cm" svg:y="3.262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2.706cm" svg:y="9.09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2.93cm" svg:y="9.318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5cm" svg:x="12.706cm" svg:y="11.11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2.93cm" svg:y="11.337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5cm" svg:x="12.706cm" svg:y="13.1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2.93cm" svg:y="13.355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2.706cm" svg:y="15.1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2.93cm" svg:y="15.374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2.706cm" svg:y="17.16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2.93cm" svg:y="17.393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5cm" svg:x="12.706cm" svg:y="19.18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5cm" svg:x="12.93cm" svg:y="19.412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2.706cm" svg:y="21.20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2.93cm" svg:y="21.43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2.706cm" svg:y="23.22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2.93cm" svg:y="23.449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2.706cm" svg:y="25.20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2.93cm" svg:y="25.43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6cm" svg:height="1.6cm" svg:x="14.75cm" svg:y="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4.95cm" svg:y="8.45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11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13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4.95cm" svg:y="10.2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4.95cm" svg:y="12.05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4.95cm" svg:y="13.85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6.5cm" svg:y="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6.7cm" svg:y="8.45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11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13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6.7cm" svg:y="10.2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6.7cm" svg:y="12.05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6.7cm" svg:y="13.85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8.25cm" svg:y="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8.45cm" svg:y="8.45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11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13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8.45cm" svg:y="10.2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8.45cm" svg:y="12.05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8.45cm" svg:y="13.85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4.75cm" svg:y="1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4.95cm" svg:y="15.7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1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2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4.95cm" svg:y="17.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4.95cm" svg:y="19.3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4.95cm" svg:y="21.1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6.5cm" svg:y="1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6.7cm" svg:y="15.7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1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2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6.7cm" svg:y="17.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6.7cm" svg:y="19.3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6.7cm" svg:y="21.1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8.25cm" svg:y="1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8.45cm" svg:y="15.7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1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2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8.45cm" svg:y="17.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8.45cm" svg:y="19.3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8.45cm" svg:y="21.1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4.75cm" svg:y="2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2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4.95cm" svg:y="22.95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2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4.95cm" svg:y="24.7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4.95cm" svg:y="26.55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6.5cm" svg:y="2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2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6.7cm" svg:y="22.95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2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6.7cm" svg:y="24.7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6.7cm" svg:y="26.55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8.25cm" svg:y="2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2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8.45cm" svg:y="22.95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2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8.45cm" svg:y="24.7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8.45cm" svg:y="26.55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0.25cm" svg:y="27.2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layer="layout" svg:width="1.5cm" svg:height="1.5cm" svg:x="10.5cm" svg:y="27.5cm">
          <text:p>Explosion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1.6cm" svg:height="1.6cm" svg:x="14.7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94cm" svg:height="1.795cm" svg:x="10.75cm" svg:y="5.03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5cm" svg:x="10.974cm" svg:y="5.262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6cm" svg:height="1.6cm" svg:x="14.75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4.95cm" svg:y="1.2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4.95cm" svg:y="3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4.95cm" svg:y="4.8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4.95cm" svg:y="6.6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94cm" svg:height="1.794cm" svg:x="10.75cm" svg:y="7.05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0.974cm" svg:y="7.28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2cm" svg:x="4cm" svg:y="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layer="layout" svg:width="1.5cm" svg:height="1.5cm" svg:x="4.25cm" svg:y="1.25cm">
          <text:p>Explosion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2cm" svg:x="4cm" svg:y="3.2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layer="layout" svg:width="1.5cm" svg:height="1.5cm" svg:x="4.25cm" svg:y="3.5cm">
          <text:p>Incubation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7" draw:text-style-name="P1" draw:layer="layout" svg:width="2cm" svg:height="2cm" svg:x="8.5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layer="layout" svg:width="1.5cm" svg:height="1.5cm" svg:x="8.75cm" svg:y="1.25cm">
          <text:p>Soutie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2cm" svg:height="2cm" svg:x="8.5cm" svg:y="3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layer="layout" svg:width="1.5cm" svg:height="1.5cm" svg:x="8.75cm" svg:y="3.5cm">
          <text:p>Retrai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2cm" svg:height="2cm" svg:x="8.5cm" svg:y="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layer="layout" svg:width="1.5cm" svg:height="1.5cm" svg:x="8.75cm" svg:y="5.75cm">
          <text:p><text:span text:style-name="T1">Déploie</text:span></text:p>
          <text:p><text:span text:style-name="T1">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0.75cm" svg:y="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0.974cm" svg:y="1.224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0.75cm" svg:y="3.01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0.974cm" svg:y="3.243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6cm" svg:height="1.6cm" svg:x="16.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6.7cm" svg:y="1.2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6.7cm" svg:y="3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6.7cm" svg:y="4.8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6.7cm" svg:y="6.6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8.2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8.45cm" svg:y="1.2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8.45cm" svg:y="3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8.45cm" svg:y="4.8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8.45cm" svg:y="6.6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94cm" svg:height="1.795cm" svg:x="12.706cm" svg:y="5.05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5cm" svg:x="12.93cm" svg:y="5.281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2.706cm" svg:y="7.07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2.93cm" svg:y="7.299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2.706cm" svg:y="1.01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layer="layout" svg:width="1.346cm" svg:height="1.346cm" svg:x="12.93cm" svg:y="1.243cm">
          <text:p>Bloqué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2.706cm" svg:y="3.03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layer="layout" svg:width="1.346cm" svg:height="1.346cm" svg:x="12.93cm" svg:y="3.262cm">
          <text:p>Au</text:p>
          <text:p>Tapis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6cm" svg:height="1.6cm" svg:x="14.75cm" svg:y="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4.95cm" svg:y="8.45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11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13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4.95cm" svg:y="10.2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4.95cm" svg:y="12.05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4.95cm" svg:y="13.85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6.5cm" svg:y="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6.7cm" svg:y="8.45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11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13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6.7cm" svg:y="10.2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6.7cm" svg:y="12.05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6.7cm" svg:y="13.85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8.25cm" svg:y="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8.45cm" svg:y="8.45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11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13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8.45cm" svg:y="10.2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8.45cm" svg:y="12.05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8.45cm" svg:y="13.85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4.75cm" svg:y="1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4.95cm" svg:y="15.7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1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2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4.95cm" svg:y="17.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4.95cm" svg:y="19.3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4.95cm" svg:y="21.1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6.5cm" svg:y="1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6.7cm" svg:y="15.7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1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2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6.7cm" svg:y="17.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6.7cm" svg:y="19.3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6.7cm" svg:y="21.1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8.25cm" svg:y="1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8.45cm" svg:y="15.7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1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2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8.45cm" svg:y="17.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8.45cm" svg:y="19.3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1.2cm" svg:height="1.2cm" svg:x="18.45cm" svg:y="21.1cm">
          <text:p>D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4.75cm" svg:y="2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2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4.95cm" svg:y="22.95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75cm" svg:y="2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4.95cm" svg:y="24.7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4.95cm" svg:y="26.55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6.5cm" svg:y="2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2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6.7cm" svg:y="22.95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5cm" svg:y="2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6.7cm" svg:y="24.7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6.7cm" svg:y="26.55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8.25cm" svg:y="2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2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.2cm" svg:height="1.2cm" svg:x="18.45cm" svg:y="22.95cm">
          <text:p>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8.25cm" svg:y="2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2cm" svg:height="1.2cm" svg:x="18.45cm" svg:y="24.75cm">
          <text:p>M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1.2cm" svg:height="1.2cm" svg:x="18.45cm" svg:y="26.55cm">
          <text:p>M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2cm" svg:height="2cm" svg:x="6.25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layer="layout" svg:width="1.5cm" svg:height="1.5cm" svg:x="6.5cm" svg:y="1.25cm">
          <text:p>Soutie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2cm" svg:height="2cm" svg:x="6.25cm" svg:y="3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layer="layout" svg:width="1.5cm" svg:height="1.5cm" svg:x="6.5cm" svg:y="3.5cm">
          <text:p>Retrai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2cm" svg:height="2cm" svg:x="6.25cm" svg:y="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layer="layout" svg:width="1.5cm" svg:height="1.5cm" svg:x="6.5cm" svg:y="5.75cm">
          <text:p><text:span text:style-name="T1">Déploie</text:span></text:p>
          <text:p><text:span text:style-name="T1">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794cm" svg:height="1.795cm" svg:x="12.706cm" svg:y="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8" draw:layer="layout" svg:width="1.346cm" svg:height="1.345cm" svg:x="12.93cm" svg:y="9.225cm">
          <text:p>2</text:p>
          <text:p>Serv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94cm" svg:height="1.794cm" svg:x="12.706cm" svg:y="11.01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9" draw:layer="layout" svg:width="1.346cm" svg:height="1.346cm" svg:x="12.93cm" svg:y="11.243cm">
          <text:p>1</text:p>
          <text:p>Serv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2cm" svg:x="4cm" svg:y="5.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0" draw:layer="layout" svg:width="1.5cm" svg:height="1.5cm" svg:x="4.25cm" svg:y="5.75cm">
          <text:p>Fumigène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2cm" svg:x="1.75cm" svg:y="5.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1" draw:layer="layout" svg:width="1.5cm" svg:height="1.5cm" svg:x="2cm" svg:y="5.75cm">
          <text:p>Gaz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2cm" svg:x="1.75cm" svg:y="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2" draw:layer="layout" svg:width="1.5cm" svg:height="1.5cm" svg:x="2cm" svg:y="1.25cm">
          <text:p>Plasma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2cm" svg:x="1.75cm" svg:y="3.2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3" draw:layer="layout" svg:width="1.5cm" svg:height="1.5cm" svg:x="2cm" svg:y="3.5cm">
          <text:p>Fusion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649.47526236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egradé_20_8" draw:display-name="Degradé 8" draw:style="ellipsoid" draw:cx="50%" draw:cy="50%" draw:start-color="#000000" draw:end-color="#e5ffff" draw:start-intensity="100%" draw:end-intensity="100%" draw:angle="0" draw:border="0%"/>
    <draw:gradient draw:name="FIWBANIS" draw:style="radial" draw:cx="50%" draw:cy="50%" draw:start-color="#000000" draw:end-color="#ffffff" draw:start-intensity="100%" draw:end-intensity="100%" draw:border="0%"/>
    <draw:gradient draw:name="FIWBANIS2" draw:style="ellipsoid" draw:cx="50%" draw:cy="50%" draw:start-color="#000000" draw:end-color="#ffffff" draw:start-intensity="100%" draw:end-intensity="100%" draw:angle="0" draw:border="0%"/>
    <draw:gradient draw:name="Gradient_20_15" draw:display-name="Gradient 15" draw:style="radial" draw:cx="50%" draw:cy="50%" draw:start-color="#ffffff" draw:end-color="#00ae00" draw:start-intensity="100%" draw:end-intensity="100%" draw:border="0%"/>
    <draw:gradient draw:name="Gradient_20_17" draw:display-name="Gradient 17" draw:style="radial" draw:cx="50%" draw:cy="50%" draw:start-color="#ffffff" draw:end-color="#6b0094" draw:start-intensity="100%" draw:end-intensity="100%" draw:border="0%"/>
    <draw:gradient draw:name="Gradient_20_20" draw:display-name="Gradient 20" draw:style="radial" draw:cx="50%" draw:cy="50%" draw:start-color="#ffffff" draw:end-color="#663300" draw:start-intensity="100%" draw:end-intensity="100%" draw:border="0%"/>
    <draw:gradient draw:name="Gradient_20_26" draw:display-name="Gradient 26" draw:style="linear" draw:start-color="#ffffff" draw:end-color="#280099" draw:start-intensity="100%" draw:end-intensity="100%" draw:angle="1800" draw:border="0%"/>
    <draw:gradient draw:name="Gradient_20_27" draw:display-name="Gradient 27" draw:style="linear" draw:start-color="#ffffff" draw:end-color="#ff0000" draw:start-intensity="100%" draw:end-intensity="100%" draw:angle="1800" draw:border="0%"/>
    <draw:gradient draw:name="Gradient_20_28" draw:display-name="Gradient 28" draw:style="linear" draw:start-color="#ffffff" draw:end-color="#00ae00" draw:start-intensity="100%" draw:end-intensity="100%" draw:angle="1800" draw:border="0%"/>
    <draw:gradient draw:name="Gradient_20_29" draw:display-name="Gradient 29" draw:style="linear" draw:start-color="#ffffff" draw:end-color="#004a4a" draw:start-intensity="100%" draw:end-intensity="100%" draw:angle="1800" draw:border="0%"/>
    <draw:gradient draw:name="Gradient_20_30" draw:display-name="Gradient 30" draw:style="linear" draw:start-color="#ffffff" draw:end-color="#666666" draw:start-intensity="100%" draw:end-intensity="100%" draw:angle="1800" draw:border="0%"/>
    <draw:gradient draw:name="Gradient_20_32" draw:display-name="Gradient 32" draw:style="linear" draw:start-color="#ffffff" draw:end-color="#6b0094" draw:start-intensity="100%" draw:end-intensity="100%" draw:angle="1800" draw:border="0%"/>
    <draw:gradient draw:name="Gradient_20_33" draw:display-name="Gradient 33" draw:style="linear" draw:start-color="#ffffff" draw:end-color="#808019" draw:start-intensity="100%" draw:end-intensity="100%" draw:angle="1800" draw:border="0%"/>
    <draw:gradient draw:name="Gradient_20_34" draw:display-name="Gradient 34" draw:style="linear" draw:start-color="#ffffff" draw:end-color="#4c1900" draw:start-intensity="100%" draw:end-intensity="100%" draw:angle="1800" draw:border="0%"/>
    <draw:gradient draw:name="Gradient_20_35" draw:display-name="Gradient 35" draw:style="ellipsoid" draw:cx="50%" draw:cy="50%" draw:start-color="#000000" draw:end-color="#edccff" draw:start-intensity="100%" draw:end-intensity="100%" draw:angle="0" draw:border="0%"/>
    <draw:gradient draw:name="Gradient_20_36" draw:display-name="Gradient 36" draw:style="ellipsoid" draw:cx="50%" draw:cy="50%" draw:start-color="#000000" draw:end-color="#ffcccc" draw:start-intensity="100%" draw:end-intensity="100%" draw:angle="0" draw:border="0%"/>
    <draw:gradient draw:name="Gradient_20_38" draw:display-name="Gradient 38" draw:style="radial" draw:cx="50%" draw:cy="50%" draw:start-color="#000000" draw:end-color="#ffffff" draw:start-intensity="100%" draw:end-intensity="75%" draw:border="0%"/>
    <draw:gradient draw:name="Gradient_20_40" draw:display-name="Gradient 40" draw:style="radial" draw:cx="50%" draw:cy="50%" draw:start-color="#000000" draw:end-color="#ffffff" draw:start-intensity="100%" draw:end-intensity="50%" draw:border="20%"/>
    <draw:gradient draw:name="Gradient_20_42" draw:display-name="Gradient 42" draw:style="radial" draw:cx="50%" draw:cy="50%" draw:start-color="#ffcccc" draw:end-color="#bf0000" draw:start-intensity="100%" draw:end-intensity="100%" draw:border="0%"/>
    <draw:gradient draw:name="Gradient_20_43" draw:display-name="Gradient 43" draw:style="ellipsoid" draw:cx="50%" draw:cy="50%" draw:start-color="#000000" draw:end-color="#99ccff" draw:start-intensity="100%" draw:end-intensity="100%" draw:angle="0" draw:border="0%"/>
    <draw:gradient draw:name="Gradient_20_44" draw:display-name="Gradient 44" draw:style="ellipsoid" draw:cx="50%" draw:cy="50%" draw:start-color="#000000" draw:end-color="#00b8ff" draw:start-intensity="100%" draw:end-intensity="100%" draw:angle="0" draw:border="0%"/>
    <draw:gradient draw:name="Gradient_20_45" draw:display-name="Gradient 45" draw:style="ellipsoid" draw:cx="50%" draw:cy="50%" draw:start-color="#000000" draw:end-color="#2323dc" draw:start-intensity="100%" draw:end-intensity="100%" draw:angle="0" draw:border="0%"/>
    <draw:gradient draw:name="Gradient_20_46" draw:display-name="Gradient 46" draw:style="ellipsoid" draw:cx="50%" draw:cy="50%" draw:start-color="#000000" draw:end-color="#ff9966" draw:start-intensity="100%" draw:end-intensity="100%" draw:angle="0" draw:border="0%"/>
    <draw:gradient draw:name="Gradient_20_48" draw:display-name="Gradient 48" draw:style="ellipsoid" draw:cx="50%" draw:cy="50%" draw:start-color="#000000" draw:end-color="#b80047" draw:start-intensity="100%" draw:end-intensity="100%" draw:angle="0" draw:border="0%"/>
    <draw:gradient draw:name="Gradient_20_49" draw:display-name="Gradient 49" draw:style="ellipsoid" draw:cx="50%" draw:cy="50%" draw:start-color="#000000" draw:end-color="#eb613d" draw:start-intensity="100%" draw:end-intensity="100%" draw:angle="0" draw:border="0%"/>
    <draw:gradient draw:name="Gradient_20_50" draw:display-name="Gradient 50" draw:style="radial" draw:cx="50%" draw:cy="50%" draw:start-color="#000000" draw:end-color="#ffff00" draw:start-intensity="100%" draw:end-intensity="75%" draw:border="0%"/>
    <draw:gradient draw:name="Gradient_20_51" draw:display-name="Gradient 51" draw:style="radial" draw:cx="50%" draw:cy="50%" draw:start-color="#000000" draw:end-color="#cccc00" draw:start-intensity="100%" draw:end-intensity="50%" draw:border="20%"/>
    <draw:gradient draw:name="Gradient_20_52" draw:display-name="Gradient 52" draw:style="radial" draw:cx="50%" draw:cy="50%" draw:start-color="#99ccff" draw:end-color="#e6e6e6" draw:start-intensity="100%" draw:end-intensity="100%" draw:border="20%"/>
    <draw:gradient draw:name="Gradient_20_53" draw:display-name="Gradient 53" draw:style="radial" draw:cx="50%" draw:cy="50%" draw:start-color="#99ccff" draw:end-color="#999999" draw:start-intensity="100%" draw:end-intensity="100%" draw:border="20%"/>
    <draw:gradient draw:name="Gradient_20_54" draw:display-name="Gradient 54" draw:style="radial" draw:cx="50%" draw:cy="50%" draw:start-color="#ffffff" draw:end-color="#cccc00" draw:start-intensity="100%" draw:end-intensity="100%" draw:border="0%"/>
    <draw:gradient draw:name="Gradient_20_55" draw:display-name="Gradient 55" draw:style="radial" draw:cx="50%" draw:cy="50%" draw:start-color="#ffff99" draw:end-color="#23ff23" draw:start-intensity="100%" draw:end-intensity="100%" draw:border="0%"/>
    <draw:gradient draw:name="Gradient_20_56" draw:display-name="Gradient 56" draw:style="radial" draw:cx="50%" draw:cy="50%" draw:start-color="#ffff00" draw:end-color="#ff3333" draw:start-intensity="100%" draw:end-intensity="100%" draw:border="0%"/>
    <draw:gradient draw:name="Gradient_20_57" draw:display-name="Gradient 57" draw:style="radial" draw:cx="50%" draw:cy="50%" draw:start-color="#e6e6e6" draw:end-color="#666666" draw:start-intensity="100%" draw:end-intensity="100%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Rad_20_Bleu_2f_Blanc" draw:display-name="Rad Bleu/Blanc" draw:style="radial" draw:cx="50%" draw:cy="50%" draw:start-color="#280099" draw:end-color="#ffffff" draw:start-intensity="100%" draw:end-intensity="100%" draw:border="0%"/>
    <draw:gradient draw:name="Rad_20_Jaune_2f_Blanc" draw:display-name="Rad Jaune/Blanc" draw:style="radial" draw:cx="50%" draw:cy="50%" draw:start-color="#b3b300" draw:end-color="#ffffff" draw:start-intensity="100%" draw:end-intensity="100%" draw:border="0%"/>
    <draw:gradient draw:name="Rad_20_Noir_2f_Blanc" draw:display-name="Rad Noir/Blanc" draw:style="radial" draw:cx="50%" draw:cy="50%" draw:start-color="#000000" draw:end-color="#ffffff" draw:start-intensity="100%" draw:end-intensity="100%" draw:border="20%"/>
    <draw:gradient draw:name="Rad_20_Rouge_2f_Blanc" draw:display-name="Rad Rouge/Blanc" draw:style="radial" draw:cx="50%" draw:cy="50%" draw:start-color="#bf0000" draw:end-color="#ffffff" draw:start-intensity="100%" draw:end-intensity="100%" draw:border="20%"/>
    <draw:gradient draw:name="Rad_20_Rouge_2f_Jaune" draw:display-name="Rad Rouge/Jaune" draw:style="radial" draw:cx="50%" draw:cy="50%" draw:start-color="#ff3333" draw:end-color="#e6ff00" draw:start-intensity="100%" draw:end-intensity="100%" draw:border="20%"/>
    <draw:gradient draw:name="Rad_20_Vert_2f_Blanc" draw:display-name="Rad Vert/Blanc" draw:style="radial" draw:cx="50%" draw:cy="50%" draw:start-color="#00ae00" draw:end-color="#ffffff" draw:start-intensity="100%" draw:end-intensity="100%" draw:border="0%"/>
    <draw:gradient draw:name="Spé_20_2" draw:display-name="Spé 2" draw:style="radial" draw:cx="50%" draw:cy="50%" draw:start-color="#ffffff" draw:end-color="#280099" draw:start-intensity="100%" draw:end-intensity="100%" draw:border="0%"/>
    <draw:gradient draw:name="Spé_20_3" draw:display-name="Spé 3" draw:style="radial" draw:cx="50%" draw:cy="50%" draw:start-color="#ffffff" draw:end-color="#ff0000" draw:start-intensity="100%" draw:end-intensity="100%" draw:border="0%"/>
    <draw:gradient draw:name="Spé_20_4" draw:display-name="Spé 4" draw:style="radial" draw:cx="50%" draw:cy="50%" draw:start-color="#ffffff" draw:end-color="#004a4a" draw:start-intensity="100%" draw:end-intensity="100%" draw:border="0%"/>
    <draw:gradient draw:name="Spé_20_5" draw:display-name="Spé 5" draw:style="radial" draw:cx="50%" draw:cy="50%" draw:start-color="#ffffff" draw:end-color="#808019" draw:start-intensity="100%" draw:end-intensity="100%" draw:border="0%"/>
    <draw:gradient draw:name="Spé_20_6" draw:display-name="Spé 6" draw:style="radial" draw:cx="50%" draw:cy="50%" draw:start-color="#ffffff" draw:end-color="#666666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Red_20_Wall" draw:display-name="Red Wall" xlink:href="Pictures/100000000000005E0000005E1E2E908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1_" style:display-name="1" style:family="graphic">
      <style:graphic-properties draw:fill="gradient" draw:fill-gradient-name="Rad_20_Rouge_2f_Blanc" draw:fill-image-width="0cm" draw:fill-image-height="0cm" draw:textarea-vertical-align="middle" draw:auto-grow-height="false"/>
      <style:paragraph-properties fo:text-align="center"/>
      <style:text-properties style:use-window-font-color="true" style:text-outline="true" fo:font-family="Sylfaen" style:font-style-name="Gras" style:font-family-generic="roman" style:font-pitch="variable" fo:font-size="12pt" fo:language="fr" fo:country="FR" fo:text-shadow="none" fo:font-weight="bold" style:font-relief="none"/>
    </style:style>
    <style:style style:name="_32_" style:display-name="2" style:family="graphic">
      <style:graphic-properties draw:fill="gradient" draw:fill-color="#666666" draw:fill-gradient-name="FIWBANIS2" draw:fill-image-width="0cm" draw:fill-image-height="0cm" draw:textarea-horizontal-align="justify" draw:textarea-vertical-align="middle" draw:auto-grow-height="false"/>
      <style:paragraph-properties fo:text-align="center">
        <style:tab-stops/>
      </style:paragraph-properties>
    </style:style>
    <style:style style:name="_33_" style:display-name="3" style:family="graphic" style:parent-style-name="_32_">
      <style:graphic-properties draw:fill="gradient" draw:fill-gradient-name="FIWBANIS" draw:fill-image-name="Red_20_Wall" fo:min-height="0cm" fo:min-width="0cm"/>
      <style:text-properties style:text-outline="true" fo:font-family="Sylfaen" style:font-style-name="Gras" style:font-family-generic="roman" style:font-pitch="variable" fo:font-size="12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4H14M41S</meta:editing-duration>
    <meta:editing-cycles>7</meta:editing-cycles>
    <meta:generator>OpenOffice.org/3.1$Win32 OpenOffice.org_project/310m11$Build-9399</meta:generator>
    <dc:date>2009-06-20T22:25:51.21</dc:date>
    <meta:document-statistic meta:object-count="414"/>
  </office:meta>
</office:document-meta>
</file>